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b7e" officeooo:paragraph-rsid="00067b7e"/>
    </style:style>
    <style:style style:name="P2" style:family="paragraph" style:parent-style-name="Standard">
      <style:text-properties fo:font-weight="bold" officeooo:rsid="00067b7e" officeooo:paragraph-rsid="00067b7e" style:font-weight-asian="bold" style:font-weight-complex="bold"/>
    </style:style>
    <style:style style:name="P3" style:family="paragraph" style:parent-style-name="Standard">
      <style:text-properties fo:font-weight="bold" officeooo:rsid="00080a38" officeooo:paragraph-rsid="00080a38" style:font-weight-asian="bold" style:font-weight-complex="bold"/>
    </style:style>
    <style:style style:name="P4" style:family="paragraph" style:parent-style-name="Standard">
      <style:text-properties officeooo:rsid="0007f33f" officeooo:paragraph-rsid="0007f33f"/>
    </style:style>
    <style:style style:name="P5" style:family="paragraph" style:parent-style-name="Standard">
      <style:text-properties officeooo:rsid="00080a38" officeooo:paragraph-rsid="00080a38"/>
    </style:style>
    <style:style style:name="P6" style:family="paragraph" style:parent-style-name="Standard">
      <style:text-properties fo:font-weight="bold" officeooo:rsid="00067b7e" officeooo:paragraph-rsid="00067b7e" fo:background-color="#ffff00" style:font-weight-asian="bold" style:font-weight-complex="bold"/>
    </style:style>
    <style:style style:name="P7" style:family="paragraph" style:parent-style-name="Standard">
      <style:text-properties officeooo:rsid="00067b7e" officeooo:paragraph-rsid="00067b7e" fo:background-color="#ffff00"/>
    </style:style>
    <style:style style:name="P8" style:family="paragraph" style:parent-style-name="Standard">
      <style:text-properties fo:font-weight="normal" officeooo:rsid="00067b7e" officeooo:paragraph-rsid="00067b7e" fo:background-color="#ffff00" style:font-weight-asian="normal" style:font-weight-complex="normal"/>
    </style:style>
    <style:style style:name="P9" style:family="paragraph" style:parent-style-name="Standard">
      <style:text-properties officeooo:rsid="00067b7e" officeooo:paragraph-rsid="00067b7e"/>
    </style:style>
    <style:style style:name="T1" style:family="text">
      <style:text-properties officeooo:rsid="000820c8"/>
    </style:style>
    <style:style style:name="T2" style:family="text">
      <style:text-properties fo:font-weight="normal" officeooo:rsid="000820c8" style:font-weight-asian="normal" style:font-weight-complex="normal"/>
    </style:style>
    <style:style style:name="T3" style:family="text">
      <style:text-properties officeooo:rsid="0008e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CIÓN PROYECTO DE NOTITAS :)</text:p>
      <text:p text:style-name="P3"/>
      <text:p text:style-name="P3">Definición inicial de la base de datos: <text:span text:style-name="T2">()Motor a utilizar: Postgres)</text:span></text:p>
      <text:p text:style-name="P2"/>
      <text:p text:style-name="P6">Usuarios</text:p>
      <text:p text:style-name="P7">id</text:p>
      <text:p text:style-name="P7">userneme</text:p>
      <text:p text:style-name="P7">pass</text:p>
      <text:p text:style-name="P7">fecha de registro</text:p>
      <text:p text:style-name="P7">boolean</text:p>
      <text:p text:style-name="P7"/>
      <text:p text:style-name="P7">un usuario tiene muchas notas</text:p>
      <text:p text:style-name="P7"/>
      <text:p text:style-name="P6">Note</text:p>
      <text:p text:style-name="P7">id</text:p>
      <text:p text:style-name="P7">id_usuario</text:p>
      <text:p text:style-name="P7">titulo</text:p>
      <text:p text:style-name="P7">String/description/contenido (lo que escribe)</text:p>
      <text:p text:style-name="P7">fecha de ceración</text:p>
      <text:p text:style-name="P7">fecha de recordatorio</text:p>
      <text:p text:style-name="P1"/>
      <text:p text:style-name="P6">Etiquetas<text:span text:style-name="T3">(Tag)</text:span></text:p>
      <text:p text:style-name="P8">id</text:p>
      <text:p text:style-name="P8">nombre</text:p>
      <text:p text:style-name="P8">color</text:p>
      <text:p text:style-name="P8"/>
      <text:p text:style-name="P6">EtiquetasPorNota<text:span text:style-name="T3">(TagByNote)</text:span></text:p>
      <text:p text:style-name="P8">id</text:p>
      <text:p text:style-name="P8">idNot<text:span text:style-name="T3">e</text:span></text:p>
      <text:p text:style-name="P8">id<text:span text:style-name="T3">Tag</text:span></text:p>
      <text:p text:style-name="P8"/>
      <text:p text:style-name="P1"/>
      <text:p text:style-name="P5">2. Se ingresó al link: <text:a xlink:type="simple" xlink:href="https://start.spring.io/" text:style-name="Internet_20_link" text:visited-style-name="Visited_20_Internet_20_Link">https://start.spring.io/</text:a> y se inicializó el proyecto con: JPA, web, Rest Repositories, Security. Group: com.notes, notes-server.</text:p>
      <text:p text:style-name="P5"/>
      <text:p text:style-name="P5">3. Se descargó… se llevó a repos, cloné el proyecto que me compartió Pierre e hice mi primer commit jejeje</text:p>
      <text:p text:style-name="P5"/>
      <text:p text:style-name="P5">4. <text:span text:style-name="T1">Por otra parte en el eclipse, se importó Gradle: Existing gradle project, muy util para el manejo de librerías e instancias y no se que más cosas…. Ya que si detecta que necesita el mismo las descarga...</text:span>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8:56:51.053471175</meta:creation-date>
    <dc:date>2017-09-10T22:31:43.606243416</dc:date>
    <meta:editing-duration>PT9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29" meta:character-count="810" meta:non-whitespace-character-count="708"/>
  </office:meta>
</office:document-meta>
</file>